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6.7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15727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384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1208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2864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885517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043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0154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417</text:p>
          </table:table-cell>
          <table:table-cell table:formula="of:=([Spindelabweichung.B6]-1)*1000/4" office:value-type="float" office:value="21.0296097753847" calcext:value-type="float">
            <text:p>21,029609775384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0000000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000000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00000000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00000000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0000000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>
          <table:table-cell table:style-name="ce1"/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488673139159" calcext:value-type="float">
            <text:p>28,1488673139159</text:p>
          </table:table-cell>
          <table:table-cell table:formula="of:=[EimerMass.A10]*3.14/12*([EimerMass.B10]*[EimerMass.B10]+[EimerMass.B10]*[EimerMass.$B$2]+[EimerMass.$B$2]*[EimerMass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977346278317" calcext:value-type="float">
            <text:p>28,2977346278317</text:p>
          </table:table-cell>
          <table:table-cell table:formula="of:=[EimerMass.A11]*3.14/12*([EimerMass.B11]*[EimerMass.B11]+[EimerMass.B11]*[EimerMass.$B$2]+[EimerMass.$B$2]*[EimerMass.$B$2])/1000" office:value-type="float" office:value="1.24401480559832" calcext:value-type="float">
            <text:p>1,244014805598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4466019417476" calcext:value-type="float">
            <text:p>28,4466019417476</text:p>
          </table:table-cell>
          <table:table-cell table:formula="of:=[EimerMass.A12]*3.14/12*([EimerMass.B12]*[EimerMass.B12]+[EimerMass.B12]*[EimerMass.$B$2]+[EimerMass.$B$2]*[EimerMass.$B$2])/1000" office:value-type="float" office:value="1.87592550287492" calcext:value-type="float">
            <text:p>1,8759255028749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954692556634" calcext:value-type="float">
            <text:p>28,5954692556634</text:p>
          </table:table-cell>
          <table:table-cell table:formula="of:=[EimerMass.A13]*3.14/12*([EimerMass.B13]*[EimerMass.B13]+[EimerMass.B13]*[EimerMass.$B$2]+[EimerMass.$B$2]*[EimerMass.$B$2])/1000" office:value-type="float" office:value="2.51448478782864" calcext:value-type="float">
            <text:p>2,514484787828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7443365695793" calcext:value-type="float">
            <text:p>28,7443365695793</text:p>
          </table:table-cell>
          <table:table-cell table:formula="of:=[EimerMass.A14]*3.14/12*([EimerMass.B14]*[EimerMass.B14]+[EimerMass.B14]*[EimerMass.$B$2]+[EimerMass.$B$2]*[EimerMass.$B$2])/1000" office:value-type="float" office:value="3.15972745397863" calcext:value-type="float">
            <text:p>3,1597274539786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8932038834951" calcext:value-type="float">
            <text:p>28,8932038834951</text:p>
          </table:table-cell>
          <table:table-cell table:formula="of:=[EimerMass.A15]*3.14/12*([EimerMass.B15]*[EimerMass.B15]+[EimerMass.B15]*[EimerMass.$B$2]+[EimerMass.$B$2]*[EimerMass.$B$2])/1000" office:value-type="float" office:value="3.811688294844" calcext:value-type="float">
            <text:p>3,81168829484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9.042071197411" calcext:value-type="float">
            <text:p>29,042071197411</text:p>
          </table:table-cell>
          <table:table-cell table:formula="of:=[EimerMass.A16]*3.14/12*([EimerMass.B16]*[EimerMass.B16]+[EimerMass.B16]*[EimerMass.$B$2]+[EimerMass.$B$2]*[EimerMass.$B$2])/1000" office:value-type="float" office:value="4.47040210394389" calcext:value-type="float">
            <text:p>4,470402103943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1909385113269" calcext:value-type="float">
            <text:p>29,1909385113269</text:p>
          </table:table-cell>
          <table:table-cell table:formula="of:=[EimerMass.A17]*3.14/12*([EimerMass.B17]*[EimerMass.B17]+[EimerMass.B17]*[EimerMass.$B$2]+[EimerMass.$B$2]*[EimerMass.$B$2])/1000" office:value-type="float" office:value="5.13590367479743" calcext:value-type="float">
            <text:p>5,135903674797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3398058252427" calcext:value-type="float">
            <text:p>29,3398058252427</text:p>
          </table:table-cell>
          <table:table-cell table:formula="of:=[EimerMass.A18]*3.14/12*([EimerMass.B18]*[EimerMass.B18]+[EimerMass.B18]*[EimerMass.$B$2]+[EimerMass.$B$2]*[EimerMass.$B$2])/1000" office:value-type="float" office:value="5.80822780092375" calcext:value-type="float">
            <text:p>5,8082278009237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4886731391586" calcext:value-type="float">
            <text:p>29,4886731391586</text:p>
          </table:table-cell>
          <table:table-cell table:formula="of:=[EimerMass.A19]*3.14/12*([EimerMass.B19]*[EimerMass.B19]+[EimerMass.B19]*[EimerMass.$B$2]+[EimerMass.$B$2]*[EimerMass.$B$2])/1000" office:value-type="float" office:value="6.48740927584197" calcext:value-type="float">
            <text:p>6,4874092758419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6375404530744" calcext:value-type="float">
            <text:p>29,6375404530744</text:p>
          </table:table-cell>
          <table:table-cell table:formula="of:=[EimerMass.A20]*3.14/12*([EimerMass.B20]*[EimerMass.B20]+[EimerMass.B20]*[EimerMass.$B$2]+[EimerMass.$B$2]*[EimerMass.$B$2])/1000" office:value-type="float" office:value="7.17348289307122" calcext:value-type="float">
            <text:p>7,1734828930712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7864077669903" calcext:value-type="float">
            <text:p>29,7864077669903</text:p>
          </table:table-cell>
          <table:table-cell table:formula="of:=[EimerMass.A21]*3.14/12*([EimerMass.B21]*[EimerMass.B21]+[EimerMass.B21]*[EimerMass.$B$2]+[EimerMass.$B$2]*[EimerMass.$B$2])/1000" office:value-type="float" office:value="7.86648344613064" calcext:value-type="float">
            <text:p>7,8664834461306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9352750809061" calcext:value-type="float">
            <text:p>29,9352750809061</text:p>
          </table:table-cell>
          <table:table-cell table:formula="of:=[EimerMass.A22]*3.14/12*([EimerMass.B22]*[EimerMass.B22]+[EimerMass.B22]*[EimerMass.$B$2]+[EimerMass.$B$2]*[EimerMass.$B$2])/1000" office:value-type="float" office:value="8.56644572853936" calcext:value-type="float">
            <text:p>8,5664457285393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30.084142394822" calcext:value-type="float">
            <text:p>30,084142394822</text:p>
          </table:table-cell>
          <table:table-cell table:formula="of:=[EimerMass.A23]*3.14/12*([EimerMass.B23]*[EimerMass.B23]+[EimerMass.B23]*[EimerMass.$B$2]+[EimerMass.$B$2]*[EimerMass.$B$2])/1000" office:value-type="float" office:value="9.2734045338165" calcext:value-type="float">
            <text:p>9,273404533816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30.2330097087379" calcext:value-type="float">
            <text:p>30,2330097087379</text:p>
          </table:table-cell>
          <table:table-cell table:formula="of:=[EimerMass.A24]*3.14/12*([EimerMass.B24]*[EimerMass.B24]+[EimerMass.B24]*[EimerMass.$B$2]+[EimerMass.$B$2]*[EimerMass.$B$2])/1000" office:value-type="float" office:value="9.9873946554812" calcext:value-type="float">
            <text:p>9,987394655481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3818770226537" calcext:value-type="float">
            <text:p>30,3818770226537</text:p>
          </table:table-cell>
          <table:table-cell table:formula="of:=[EimerMass.A25]*3.14/12*([EimerMass.B25]*[EimerMass.B25]+[EimerMass.B25]*[EimerMass.$B$2]+[EimerMass.$B$2]*[EimerMass.$B$2])/1000" office:value-type="float" office:value="10.7084508870526" calcext:value-type="float">
            <text:p>10,708450887052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5307443365696" calcext:value-type="float">
            <text:p>30,5307443365696</text:p>
          </table:table-cell>
          <table:table-cell table:formula="of:=[EimerMass.A26]*3.14/12*([EimerMass.B26]*[EimerMass.B26]+[EimerMass.B26]*[EimerMass.$B$2]+[EimerMass.$B$2]*[EimerMass.$B$2])/1000" office:value-type="float" office:value="11.4366080220498" calcext:value-type="float">
            <text:p>11,436608022049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6796116504854" calcext:value-type="float">
            <text:p>30,6796116504854</text:p>
          </table:table-cell>
          <table:table-cell table:formula="of:=[EimerMass.A27]*3.14/12*([EimerMass.B27]*[EimerMass.B27]+[EimerMass.B27]*[EimerMass.$B$2]+[EimerMass.$B$2]*[EimerMass.$B$2])/1000" office:value-type="float" office:value="12.1719008539919" calcext:value-type="float">
            <text:p>12,17190085399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8284789644013" calcext:value-type="float">
            <text:p>30,8284789644013</text:p>
          </table:table-cell>
          <table:table-cell table:formula="of:=[EimerMass.A28]*3.14/12*([EimerMass.B28]*[EimerMass.B28]+[EimerMass.B28]*[EimerMass.$B$2]+[EimerMass.$B$2]*[EimerMass.$B$2])/1000" office:value-type="float" office:value="12.9143641763981" calcext:value-type="float">
            <text:p>12,914364176398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9773462783172" calcext:value-type="float">
            <text:p>30,9773462783172</text:p>
          </table:table-cell>
          <table:table-cell table:formula="of:=[EimerMass.A29]*3.14/12*([EimerMass.B29]*[EimerMass.B29]+[EimerMass.B29]*[EimerMass.$B$2]+[EimerMass.$B$2]*[EimerMass.$B$2])/1000" office:value-type="float" office:value="13.6640327827875" calcext:value-type="float">
            <text:p>13,664032782787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1.126213592233" calcext:value-type="float">
            <text:p>31,126213592233</text:p>
          </table:table-cell>
          <table:table-cell table:formula="of:=[EimerMass.A30]*3.14/12*([EimerMass.B30]*[EimerMass.B30]+[EimerMass.B30]*[EimerMass.$B$2]+[EimerMass.$B$2]*[EimerMass.$B$2])/1000" office:value-type="float" office:value="14.4209414666792" calcext:value-type="float">
            <text:p>14,420941466679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1.2750809061489" calcext:value-type="float">
            <text:p>31,2750809061489</text:p>
          </table:table-cell>
          <table:table-cell table:formula="of:=[EimerMass.A31]*3.14/12*([EimerMass.B31]*[EimerMass.B31]+[EimerMass.B31]*[EimerMass.$B$2]+[EimerMass.$B$2]*[EimerMass.$B$2])/1000" office:value-type="float" office:value="15.1851250215924" calcext:value-type="float">
            <text:p>15,185125021592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1.4239482200647" calcext:value-type="float">
            <text:p>31,4239482200647</text:p>
          </table:table-cell>
          <table:table-cell table:formula="of:=[EimerMass.A32]*3.14/12*([EimerMass.B32]*[EimerMass.B32]+[EimerMass.B32]*[EimerMass.$B$2]+[EimerMass.$B$2]*[EimerMass.$B$2])/1000" office:value-type="float" office:value="15.9566182410462" calcext:value-type="float">
            <text:p>15,956618241046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5728155339806" calcext:value-type="float">
            <text:p>31,5728155339806</text:p>
          </table:table-cell>
          <table:table-cell table:formula="of:=[EimerMass.A33]*3.14/12*([EimerMass.B33]*[EimerMass.B33]+[EimerMass.B33]*[EimerMass.$B$2]+[EimerMass.$B$2]*[EimerMass.$B$2])/1000" office:value-type="float" office:value="16.7354559185597" calcext:value-type="float">
            <text:p>16,735455918559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7216828478964" calcext:value-type="float">
            <text:p>31,7216828478964</text:p>
          </table:table-cell>
          <table:table-cell table:formula="of:=[EimerMass.A34]*3.14/12*([EimerMass.B34]*[EimerMass.B34]+[EimerMass.B34]*[EimerMass.$B$2]+[EimerMass.$B$2]*[EimerMass.$B$2])/1000" office:value-type="float" office:value="17.5216728476521" calcext:value-type="float">
            <text:p>17,521672847652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8705501618123" calcext:value-type="float">
            <text:p>31,8705501618123</text:p>
          </table:table-cell>
          <table:table-cell table:formula="of:=[EimerMass.A35]*3.14/12*([EimerMass.B35]*[EimerMass.B35]+[EimerMass.B35]*[EimerMass.$B$2]+[EimerMass.$B$2]*[EimerMass.$B$2])/1000" office:value-type="float" office:value="18.3153038218424" calcext:value-type="float">
            <text:p>18,315303821842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2.0194174757282" calcext:value-type="float">
            <text:p>32,0194174757282</text:p>
          </table:table-cell>
          <table:table-cell table:formula="of:=[EimerMass.A36]*3.14/12*([EimerMass.B36]*[EimerMass.B36]+[EimerMass.B36]*[EimerMass.$B$2]+[EimerMass.$B$2]*[EimerMass.$B$2])/1000" office:value-type="float" office:value="19.1163836346498" calcext:value-type="float">
            <text:p>19,116383634649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2.168284789644" calcext:value-type="float">
            <text:p>32,168284789644</text:p>
          </table:table-cell>
          <table:table-cell table:formula="of:=[EimerMass.A37]*3.14/12*([EimerMass.B37]*[EimerMass.B37]+[EimerMass.B37]*[EimerMass.$B$2]+[EimerMass.$B$2]*[EimerMass.$B$2])/1000" office:value-type="float" office:value="19.9249470795935" calcext:value-type="float">
            <text:p>19,924947079593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2.3171521035599" calcext:value-type="float">
            <text:p>32,3171521035599</text:p>
          </table:table-cell>
          <table:table-cell table:formula="of:=[EimerMass.A38]*3.14/12*([EimerMass.B38]*[EimerMass.B38]+[EimerMass.B38]*[EimerMass.$B$2]+[EimerMass.$B$2]*[EimerMass.$B$2])/1000" office:value-type="float" office:value="20.7410289501925" calcext:value-type="float">
            <text:p>20,741028950192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2.4660194174757" calcext:value-type="float">
            <text:p>32,4660194174757</text:p>
          </table:table-cell>
          <table:table-cell table:formula="of:=[EimerMass.A39]*3.14/12*([EimerMass.B39]*[EimerMass.B39]+[EimerMass.B39]*[EimerMass.$B$2]+[EimerMass.$B$2]*[EimerMass.$B$2])/1000" office:value-type="float" office:value="21.5646640399661" calcext:value-type="float">
            <text:p>21,5646640399661</text:p>
          </table:table-cell>
          <table:table-cell/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°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.00.0000</text:date>, <text:time style:data-style-name="N2" text:time-value="19:36:51.3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11-02T19:38:07.826000000</dc:date>
    <meta:editing-duration>PT1H15M38S</meta:editing-duration>
    <meta:editing-cycles>18</meta:editing-cycles>
    <meta:generator>LibreOffice/5.3.2.2$Windows_x86 LibreOffice_project/6cd4f1ef626f15116896b1d8e1398b56da0d0ee1</meta:generator>
    <meta:document-statistic meta:table-count="6" meta:cell-count="336" meta:object-count="0"/>
  </office:meta>
</office:document-meta>
</file>